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2a6099" fo:border="0.06pt solid #000000"/>
    </style:style>
    <style:style style:name="ce5" style:family="table-cell" style:parent-style-name="Default">
      <style:table-cell-properties fo:background-color="#2a6099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dddddd" fo:border="0.06pt solid #000000"/>
    </style:style>
    <style:style style:name="ce4" style:family="table-cell" style:parent-style-name="Default" style:data-style-name="N2"/>
    <style:style style:name="ce6" style:family="table-cell" style:parent-style-name="Default">
      <style:table-cell-properties fo:background-color="#ff8000"/>
    </style:style>
    <style:style style:name="ce13" style:family="table-cell" style:parent-style-name="Default">
      <style:text-properties fo:color="#c9211e"/>
    </style:style>
    <style:style style:name="ce14" style:family="table-cell" style:parent-style-name="Default">
      <style:table-cell-properties fo:background-color="#2a6099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 fo:border="0.06pt solid #000000"/>
    </style:style>
    <style:style style:name="ce16" style:family="table-cell" style:parent-style-name="Default">
      <style:table-cell-properties fo:border="0.06pt solid #000000"/>
      <style:map style:condition="cell-content()&lt;2" style:apply-style-name="Bad" style:base-cell-address="Hoja1.J13"/>
      <style:map style:condition="cell-content()&gt;64" style:apply-style-name="Bad" style:base-cell-address="Hoja1.J13"/>
    </style:style>
    <style:style style:name="ce17" style:family="table-cell" style:parent-style-name="Default">
      <style:table-cell-properties fo:background-color="#eeeeee" fo:border="0.06pt solid #000000"/>
      <style:map style:condition="cell-content()&lt;1" style:apply-style-name="Bad" style:base-cell-address="Hoja1.J28"/>
      <style:map style:condition="cell-content()&gt;128" style:apply-style-name="Bad" style:base-cell-address="Hoja1.J28"/>
    </style:style>
    <style:style style:name="ce18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cccccc"/>
      <style:map style:condition="cell-content()&lt;2" style:apply-style-name="Bad" style:base-cell-address="Hoja1.M24"/>
      <style:map style:condition="cell-content()&gt;64" style:apply-style-name="Bad" style:base-cell-address="Hoja1.M24"/>
    </style:style>
    <style:style style:name="ce20" style:family="table-cell" style:parent-style-name="Default">
      <style:table-cell-properties fo:background-color="#ffbf00"/>
      <style:map style:condition="cell-content()&lt;600" style:apply-style-name="Bad" style:base-cell-address="Hoja1.M26"/>
      <style:map style:condition="cell-content()&gt;1440" style:apply-style-name="Bad" style:base-cell-address="Hoja1.M2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8" table:number-rows-spanned="6">
            <text:p>[DRC PDRC-34] MMCM_adv_ClkFrequency_div_no_dclk: The computed value 52.000 MHz (CLKIN1_PERIOD, net clk50) for the VCO operating frequency of the MMCME2_ADV site MMCME2_ADV_X0Y0 (cell pll/MMCME2_ADV_inst) falls outside the operating range of the MMCM VCO frequency for this device (600.000 - 1440.000 MHz). The computed value is (CLKFBOUT_MULT_F * 1000 / (CLKINx_PERIOD * DIVCLK_DIVIDE)). Please run update_timing to update the MMCM settings. If that does not work, adjust either the input period CLKINx_PERIOD (20.000000), multiplication factor CLKFBOUT_MULT_F (26.000000) or the division factor DIVCLK_DIVIDE (25), in order to achieve a VCO frequency within the rated operating range for this device.</text:p>
          </table:table-cell>
          <table:covered-table-cell table:number-columns-repeated="7"/>
          <table:table-cell table:number-columns-repeated="6"/>
        </table:table-row>
        <table:table-row table:style-name="ro1">
          <table:covered-table-cell table:style-name="ce1"/>
          <table:covered-table-cell table:number-columns-repeated="7"/>
          <table:table-cell table:number-columns-repeated="6"/>
        </table:table-row>
        <table:table-row table:style-name="ro1">
          <table:covered-table-cell table:style-name="ce1"/>
          <table:covered-table-cell table:number-columns-repeated="7"/>
          <table:table-cell table:number-columns-repeated="6"/>
        </table:table-row>
        <table:table-row table:style-name="ro1">
          <table:covered-table-cell table:style-name="ce1"/>
          <table:covered-table-cell table:number-columns-repeated="7"/>
          <table:table-cell table:number-columns-repeated="6"/>
        </table:table-row>
        <table:table-row table:style-name="ro1">
          <table:covered-table-cell table:style-name="ce1"/>
          <table:covered-table-cell table:number-columns-repeated="7"/>
          <table:table-cell table:number-columns-repeated="6"/>
        </table:table-row>
        <table:table-row table:style-name="ro1">
          <table:covered-table-cell table:style-name="ce1"/>
          <table:covered-table-cell table:number-columns-repeated="7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8" table:number-rows-spanned="6">
            <text:p>[DRC PDRC-43] PLL_adv_ClkFrequency_div_no_dclk: The computed value 700.000 MHz (CLKIN1_PERIOD, net CLK50_IBUF) for the VCO operating frequency of the PLLE2_ADV site PLLE2_ADV_X0Y0 (cell zxnext_imp/pll/PLLE2_ADV_inst) falls outside the operating range of the PLL VCO frequency for this device (800.000 - 1866.000 MHz). The computed value is (CLKFBOUT_MULT_F * 1000 / (CLKINx_PERIOD * DIVCLK_DIVIDE)). Please adjust either the input period CLKINx_PERIOD (20.000000), multiplication factor CLKFBOUT_MULT_F (14) or the division factor DIVCLK_DIVIDE (1), in order to achieve a VCO frequency within the rated operating range for this device.</text:p>
          </table:table-cell>
          <table:covered-table-cell table:number-columns-repeated="7"/>
          <table:table-cell table:number-columns-repeated="6"/>
        </table:table-row>
        <table:table-row table:style-name="ro1">
          <table:covered-table-cell table:number-columns-repeated="8"/>
          <table:table-cell table:number-columns-repeated="6"/>
        </table:table-row>
        <table:table-row table:style-name="ro1">
          <table:covered-table-cell table:number-columns-repeated="8"/>
          <table:table-cell table:number-columns-repeated="6"/>
        </table:table-row>
        <table:table-row table:style-name="ro1">
          <table:covered-table-cell table:number-columns-repeated="8"/>
          <table:table-cell table:style-name="ce14" office:value-type="string" calcext:value-type="string">
            <text:p>FREQ.IN</text:p>
          </table:table-cell>
          <table:table-cell table:style-name="ce14" office:value-type="string" calcext:value-type="string">
            <text:p>FREQ.OUT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covered-table-cell table:number-columns-repeated="8"/>
          <table:table-cell table:style-name="ce8" office:value-type="float" office:value="50" calcext:value-type="float">
            <text:p>50</text:p>
          </table:table-cell>
          <table:table-cell table:style-name="ce8" table:formula="of:=[.M26]" office:value-type="float" office:value="900" calcext:value-type="float">
            <text:p>900</text:p>
          </table:table-cell>
          <table:table-cell table:style-name="ce18" table:number-columns-repeated="2"/>
          <table:table-cell table:number-columns-repeated="2"/>
        </table:table-row>
        <table:table-row table:style-name="ro1">
          <table:covered-table-cell table:number-columns-repeated="8"/>
          <table:table-cell table:style-name="ce14" office:value-type="string" calcext:value-type="string">
            <text:p>DIVISOR</text:p>
          </table:table-cell>
          <table:table-cell table:style-name="ce14" office:value-type="string" calcext:value-type="string">
            <text:p>MULTIPLO</text:p>
          </table:table-cell>
          <table:table-cell table:style-name="ce14" office:value-type="string" calcext:value-type="string">
            <text:p>MULT.REDOND</text:p>
          </table:table-cell>
          <table:table-cell table:style-name="ce14" office:value-type="string" calcext:value-type="string">
            <text:p>FREQ.FIN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8" table:number-rows-spanned="4">
            <text:p>[DRC AVAL-139] MMCME2_ADV Phase shift and divide attr checks: The MMCME2_ADV cell pll/MMCME2_ADV_inst has a fractional CLKOUT0_DIVIDE_F value (51.587) which is not a multiple of the hardware granularity (0.125) and will be adjusted to the nearest supportable value. Please update the design to use a valid value.</text:p>
            <text:p/>
          </table:table-cell>
          <table:covered-table-cell table:number-columns-repeated="7"/>
          <table:table-cell table:style-name="ce7" office:value-type="float" office:value="2" calcext:value-type="float">
            <text:p>2</text:p>
          </table:table-cell>
          <table:table-cell table:style-name="ce16" table:formula="of:=[.J$11]*[.I13]/[.I$11]" office:value-type="float" office:value="36" calcext:value-type="float">
            <text:p>36</text:p>
          </table:table-cell>
          <table:table-cell table:style-name="ce7" table:formula="of:=MROUND([.J13];0.125)" office:value-type="float" office:value="36" calcext:value-type="float">
            <text:p>36</text:p>
          </table:table-cell>
          <table:table-cell table:style-name="ce7" table:formula="of:=[.I$11]*[.K13]/[.I13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covered-table-cell table:number-columns-repeated="8"/>
          <table:table-cell table:style-name="ce7" office:value-type="float" office:value="3" calcext:value-type="float">
            <text:p>3</text:p>
          </table:table-cell>
          <table:table-cell table:style-name="ce16" table:formula="of:=[.J$11]*[.I14]/[.I$11]" office:value-type="float" office:value="54" calcext:value-type="float">
            <text:p>54</text:p>
          </table:table-cell>
          <table:table-cell table:style-name="ce7" table:formula="of:=MROUND([.J14];0.125)" office:value-type="float" office:value="54" calcext:value-type="float">
            <text:p>54</text:p>
          </table:table-cell>
          <table:table-cell table:style-name="ce7" table:formula="of:=[.I$11]*[.K14]/[.I14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covered-table-cell table:number-columns-repeated="8"/>
          <table:table-cell table:style-name="ce7" office:value-type="float" office:value="4" calcext:value-type="float">
            <text:p>4</text:p>
          </table:table-cell>
          <table:table-cell table:style-name="ce16" table:formula="of:=[.J$11]*[.I15]/[.I$11]" office:value-type="float" office:value="72" calcext:value-type="float">
            <text:p>72</text:p>
          </table:table-cell>
          <table:table-cell table:style-name="ce7" table:formula="of:=MROUND([.J15];0.125)" office:value-type="float" office:value="72" calcext:value-type="float">
            <text:p>72</text:p>
          </table:table-cell>
          <table:table-cell table:style-name="ce7" table:formula="of:=[.I$11]*[.K15]/[.I15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covered-table-cell table:number-columns-repeated="8"/>
          <table:table-cell table:style-name="ce7" office:value-type="float" office:value="5" calcext:value-type="float">
            <text:p>5</text:p>
          </table:table-cell>
          <table:table-cell table:style-name="ce16" table:formula="of:=[.J$11]*[.I16]/[.I$11]" office:value-type="float" office:value="90" calcext:value-type="float">
            <text:p>90</text:p>
          </table:table-cell>
          <table:table-cell table:style-name="ce7" table:formula="of:=MROUND([.J16];0.125)" office:value-type="float" office:value="90" calcext:value-type="float">
            <text:p>90</text:p>
          </table:table-cell>
          <table:table-cell table:style-name="ce7" table:formula="of:=[.I$11]*[.K16]/[.I16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7" office:value-type="float" office:value="6" calcext:value-type="float">
            <text:p>6</text:p>
          </table:table-cell>
          <table:table-cell table:style-name="ce16" table:formula="of:=[.J$11]*[.I17]/[.I$11]" office:value-type="float" office:value="108" calcext:value-type="float">
            <text:p>108</text:p>
          </table:table-cell>
          <table:table-cell table:style-name="ce7" table:formula="of:=MROUND([.J17];0.125)" office:value-type="float" office:value="108" calcext:value-type="float">
            <text:p>108</text:p>
          </table:table-cell>
          <table:table-cell table:style-name="ce7" table:formula="of:=[.I$11]*[.K17]/[.I17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req.In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CLKFBOUT_MULT_F * 1000 / (CLKINx_PERIOD * DIVCLK_DIVIDE))</text:p>
          </table:table-cell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style-name="ce16" table:formula="of:=[.J$11]*[.I18]/[.I$11]" office:value-type="float" office:value="126" calcext:value-type="float">
            <text:p>126</text:p>
          </table:table-cell>
          <table:table-cell table:style-name="ce7" table:formula="of:=MROUND([.J18];0.125)" office:value-type="float" office:value="126" calcext:value-type="float">
            <text:p>126</text:p>
          </table:table-cell>
          <table:table-cell table:style-name="ce7" table:formula="of:=[.I$11]*[.K18]/[.I18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ERIOD IN</text:p>
          </table:table-cell>
          <table:table-cell table:style-name="ce8" table:formula="of:=1/[.B18]*1000" office:value-type="float" office:value="20" calcext:value-type="float">
            <text:p>20</text:p>
          </table:table-cell>
          <table:table-cell office:value-type="string" calcext:value-type="string">
            <text:p>ns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6" table:formula="of:=[.J$11]*[.I19]/[.I$11]" office:value-type="float" office:value="144" calcext:value-type="float">
            <text:p>144</text:p>
          </table:table-cell>
          <table:table-cell table:style-name="ce7" table:formula="of:=MROUND([.J19];0.125)" office:value-type="float" office:value="144" calcext:value-type="float">
            <text:p>144</text:p>
          </table:table-cell>
          <table:table-cell table:style-name="ce7" table:formula="of:=[.I$11]*[.K19]/[.I19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LKFBOUT_MULT_F</text:p>
          </table:table-cell>
          <table:table-cell table:style-name="ce7" office:value-type="float" office:value="36" calcext:value-type="float">
            <text:p>36</text:p>
          </table:table-cell>
          <table:table-cell/>
          <table:table-cell office:value-type="string" calcext:value-type="string">
            <text:p>(2.000-64.000)</text:p>
          </table:table-cell>
          <table:table-cell table:style-name="ce6" office:value-type="string" calcext:value-type="string">
            <text:p>Multiplo 0.125</text:p>
          </table:table-cell>
          <table:table-cell office:value-type="float" office:value="4" calcext:value-type="float">
            <text:p>4</text:p>
          </table:table-cell>
          <table:table-cell table:formula="of:=[.F20]*0.125" office:value-type="float" office:value="0.5" calcext:value-type="float">
            <text:p>0,5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16" table:formula="of:=[.J$11]*[.I20]/[.I$11]" office:value-type="float" office:value="162" calcext:value-type="float">
            <text:p>162</text:p>
          </table:table-cell>
          <table:table-cell table:style-name="ce7" table:formula="of:=MROUND([.J20];0.125)" office:value-type="float" office:value="162" calcext:value-type="float">
            <text:p>162</text:p>
          </table:table-cell>
          <table:table-cell table:style-name="ce7" table:formula="of:=[.I$11]*[.K20]/[.I20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IVCLK_DIVIDE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(1-106)</text:p>
          </table:table-cell>
          <table:table-cell table:number-columns-repeated="4"/>
          <table:table-cell table:style-name="ce7" office:value-type="float" office:value="10" calcext:value-type="float">
            <text:p>10</text:p>
          </table:table-cell>
          <table:table-cell table:style-name="ce16" table:formula="of:=[.J$11]*[.I21]/[.I$11]" office:value-type="float" office:value="180" calcext:value-type="float">
            <text:p>180</text:p>
          </table:table-cell>
          <table:table-cell table:style-name="ce7" table:formula="of:=MROUND([.J21];0.125)" office:value-type="float" office:value="180" calcext:value-type="float">
            <text:p>180</text:p>
          </table:table-cell>
          <table:table-cell table:style-name="ce7" table:formula="of:=[.I$11]*[.K21]/[.I21]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MCM VCO frequency</text:p>
          </table:table-cell>
          <table:table-cell table:style-name="ce2" table:formula="of:=[.B20]*1000/([.B19]*[.B21])" office:value-type="float" office:value="900" calcext:value-type="float">
            <text:p>900</text:p>
          </table:table-cell>
          <table:table-cell table:style-name="ce2" office:value-type="string" calcext:value-type="string">
            <text:p>Mhz</text:p>
          </table:table-cell>
          <table:table-cell office:value-type="string" calcext:value-type="string">
            <text:p>MMCM VCO</text:p>
          </table:table-cell>
          <table:table-cell table:style-name="ce13" office:value-type="string" calcext:value-type="string">
            <text:p>(600.000 - 1440.000 MHz)</text:p>
          </table:table-cell>
          <table:table-cell/>
          <table:table-cell table:style-name="ce13" office:value-type="string" calcext:value-type="string">
            <text:p>(800.000 - 1866.000 MHz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FREQ.SAL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CLKOUT0_DIVIDE_F</text:p>
          </table:table-cell>
          <table:table-cell table:style-name="ce7" office:value-type="float" office:value="12.5" calcext:value-type="float">
            <text:p>12,5</text:p>
          </table:table-cell>
          <table:table-cell table:style-name="ce10" table:formula="of:=[.B$22]/[.B24]" office:value-type="float" office:value="72" calcext:value-type="float">
            <text:p>72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.000-128.000).</text:p>
          </table:table-cell>
          <table:table-cell table:style-name="ce6" office:value-type="string" calcext:value-type="string">
            <text:p>Multiplo 0.125</text:p>
          </table:table-cell>
          <table:table-cell office:value-type="float" office:value="5" calcext:value-type="float">
            <text:p>5</text:p>
          </table:table-cell>
          <table:table-cell table:formula="of:=[.G24]*0.125" office:value-type="float" office:value="0.625" calcext:value-type="float">
            <text:p>0,625</text:p>
          </table:table-cell>
          <table:table-cell table:style-name="ce14" office:value-type="string" calcext:value-type="string">
            <text:p>FREQ.IN</text:p>
          </table:table-cell>
          <table:table-cell table:style-name="ce2" office:value-type="string" calcext:value-type="string">
            <text:p>m.c.m</text:p>
          </table:table-cell>
          <table:table-cell table:style-name="ce2" table:formula="of:=LCM([.I28:.I33])" office:value-type="float" office:value="72" calcext:value-type="float">
            <text:p>72</text:p>
          </table:table-cell>
          <table:table-cell table:style-name="ce5" office:value-type="string" calcext:value-type="string">
            <text:p>MULT.</text:p>
          </table:table-cell>
          <table:table-cell table:style-name="ce19" table:formula="of:=[.M25]*[.M26]/[.I25]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3" office:value-type="string" calcext:value-type="string">
            <text:p>CLKOUT1_DIVIDE</text:p>
          </table:table-cell>
          <table:table-cell table:style-name="ce7" office:value-type="float" office:value="50" calcext:value-type="float">
            <text:p>50</text:p>
          </table:table-cell>
          <table:table-cell table:style-name="ce10" table:formula="of:=[.B$22]/[.B25]" office:value-type="float" office:value="18" calcext:value-type="float">
            <text:p>18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-128)</text:p>
          </table:table-cell>
          <table:table-cell/>
          <table:table-cell office:value-type="float" office:value="25.181598062954" calcext:value-type="float">
            <text:p>25,181598062954</text:p>
          </table:table-cell>
          <table:table-cell table:formula="of:=[.G25]-25.2" office:value-type="float" office:value="-0.0184019370460007" calcext:value-type="float">
            <text:p>-0,0184019370460007</text:p>
          </table:table-cell>
          <table:table-cell table:style-name="ce15" office:value-type="float" office:value="50" calcext:value-type="float">
            <text:p>50</text:p>
          </table:table-cell>
          <table:table-cell table:style-name="ce2" office:value-type="string" calcext:value-type="string">
            <text:p>m.c.d</text:p>
          </table:table-cell>
          <table:table-cell table:style-name="ce2" table:formula="of:=GCD([.I28:.I33])" office:value-type="float" office:value="18" calcext:value-type="float">
            <text:p>18</text:p>
          </table:table-cell>
          <table:table-cell table:style-name="ce5" office:value-type="string" calcext:value-type="string">
            <text:p>DIV.</text:p>
          </table:table-cell>
          <table:table-cell table:style-name="ce7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CLKOUT2_DIVIDE</text:p>
          </table:table-cell>
          <table:table-cell table:style-name="ce7" office:value-type="float" office:value="25" calcext:value-type="float">
            <text:p>25</text:p>
          </table:table-cell>
          <table:table-cell table:style-name="ce10" table:formula="of:=[.B$22]/[.B26]" office:value-type="float" office:value="36" calcext:value-type="float">
            <text:p>36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-128)</text:p>
          </table:table-cell>
          <table:table-cell/>
          <table:table-cell office:value-type="float" office:value="25.2427184466019" calcext:value-type="float">
            <text:p>25,2427184466019</text:p>
          </table:table-cell>
          <table:table-cell table:formula="of:=[.G26]-25.2" office:value-type="float" office:value="0.0427184466018993" calcext:value-type="float">
            <text:p>0,0427184466018993</text:p>
          </table:table-cell>
          <table:table-cell/>
          <table:table-cell table:style-name="ce2" office:value-type="string" calcext:value-type="string">
            <text:p>mult.test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VCO.FREQ</text:p>
          </table:table-cell>
          <table:table-cell table:style-name="ce20" table:formula="of:=[.I25]*[.K26]*[.M25]" office:value-type="float" office:value="900" calcext:value-type="float">
            <text:p>900</text:p>
          </table:table-cell>
          <table:table-cell/>
        </table:table-row>
        <table:table-row table:style-name="ro1">
          <table:table-cell table:style-name="ce3" office:value-type="string" calcext:value-type="string">
            <text:p>CLKOUT3_DIVIDE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[.B$22]/[.B27]" office:value-type="float" office:value="900" calcext:value-type="float">
            <text:p>900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-128)</text:p>
          </table:table-cell>
          <table:table-cell table:number-columns-repeated="3"/>
          <table:table-cell table:style-name="ce14" office:value-type="string" calcext:value-type="string">
            <text:p>FREQ.OUT</text:p>
          </table:table-cell>
          <table:table-cell table:style-name="ce14" office:value-type="string" calcext:value-type="string">
            <text:p>DIVISOR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LKOUT4_DIVIDE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[.B$22]/[.B28]" office:value-type="float" office:value="900" calcext:value-type="float">
            <text:p>900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-128)</text:p>
          </table:table-cell>
          <table:table-cell table:number-columns-repeated="3"/>
          <table:table-cell table:style-name="ce15" office:value-type="float" office:value="72" calcext:value-type="float">
            <text:p>72</text:p>
          </table:table-cell>
          <table:table-cell table:style-name="ce17" table:formula="of:=[.M$26]/[.I28]" office:value-type="float" office:value="12.5" calcext:value-type="float">
            <text:p>12,5</text:p>
          </table:table-cell>
          <table:table-cell table:formula="of:=[.K24]/[.K2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LKOUT5_DIVIDE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[.B$22]/[.B29]" office:value-type="float" office:value="900" calcext:value-type="float">
            <text:p>900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-128)</text:p>
          </table:table-cell>
          <table:table-cell table:number-columns-repeated="3"/>
          <table:table-cell table:style-name="ce15" office:value-type="float" office:value="18" calcext:value-type="float">
            <text:p>18</text:p>
          </table:table-cell>
          <table:table-cell table:style-name="ce17" table:formula="of:=[.M$26]/[.I29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LKOUT6_DIVIDE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[.B$22]/[.B30]" office:value-type="float" office:value="900" calcext:value-type="float">
            <text:p>900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(1-128)</text:p>
          </table:table-cell>
          <table:table-cell table:number-columns-repeated="3"/>
          <table:table-cell table:style-name="ce15" office:value-type="float" office:value="36" calcext:value-type="float">
            <text:p>36</text:p>
          </table:table-cell>
          <table:table-cell table:style-name="ce17" table:formula="of:=[.M$26]/[.I30]" office:value-type="float" office:value="25" calcext:value-type="float">
            <text:p>25</text:p>
          </table:table-cell>
          <table:table-cell/>
          <table:table-cell table:style-name="ce32" office:value-type="string" calcext:value-type="string">
            <text:p>mcm*freq</text:p>
          </table:table-cell>
          <table:table-cell table:style-name="ce32" table:formula="of:=[.I25]*[.K24]"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5" office:value-type="float" office:value="18" calcext:value-type="float">
            <text:p>18</text:p>
          </table:table-cell>
          <table:table-cell table:style-name="ce17" table:formula="of:=[.M$26]/[.I31]" office:value-type="float" office:value="50" calcext:value-type="float">
            <text:p>50</text:p>
          </table:table-cell>
          <table:table-cell/>
          <table:table-cell table:style-name="ce32" office:value-type="string" calcext:value-type="string">
            <text:p>ind</text:p>
          </table:table-cell>
          <table:table-cell table:style-name="ce32" office:value-type="string" calcext:value-type="string">
            <text:p>vco.teo=mcm*freq*ind</text:p>
          </table:table-cell>
          <table:table-cell table:style-name="ce32" office:value-type="string" calcext:value-type="string">
            <text:p>freq/vco.teo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5" office:value-type="float" office:value="18" calcext:value-type="float">
            <text:p>18</text:p>
          </table:table-cell>
          <table:table-cell table:style-name="ce17" table:formula="of:=[.M$26]/[.I32]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$30]/[.L32]" office:value-type="float" office:value="3600" calcext:value-type="float">
            <text:p>3600</text:p>
          </table:table-cell>
          <table:table-cell table:formula="of:=[.M32]/[.I$25]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15" office:value-type="float" office:value="18" calcext:value-type="float">
            <text:p>18</text:p>
          </table:table-cell>
          <table:table-cell table:style-name="ce17" table:formula="of:=[.M$26]/[.I33]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$30]/[.L33]" office:value-type="float" office:value="1800" calcext:value-type="float">
            <text:p>1800</text:p>
          </table:table-cell>
          <table:table-cell table:formula="of:=[.M33]/[.I$25]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8"/>
          <table:table-cell office:value-type="float" office:value="3" calcext:value-type="float">
            <text:p>3</text:p>
          </table:table-cell>
          <table:table-cell table:formula="of:=[.M$30]/[.L34]" office:value-type="float" office:value="1200" calcext:value-type="float">
            <text:p>1200</text:p>
          </table:table-cell>
          <table:table-cell table:formula="of:=[.M34]/[.I$25]"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pll : pll_top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[.M$30]/[.L35]" office:value-type="float" office:value="900" calcext:value-type="float">
            <text:p>900</text:p>
          </table:table-cell>
          <table:table-cell table:formula="of:=[.M35]/[.I$25]"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port map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[.M$30]/[.L36]" office:value-type="float" office:value="720" calcext:value-type="float">
            <text:p>720</text:p>
          </table:table-cell>
          <table:table-cell table:formula="of:=[.M36]/[.I$25]" office:value-type="float" office:value="14.4" calcext:value-type="float">
            <text:p>14,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(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[.M$30]/[.L37]" office:value-type="float" office:value="600" calcext:value-type="float">
            <text:p>600</text:p>
          </table:table-cell>
          <table:table-cell table:formula="of:=[.M37]/[.I$25]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SSTEP <text:s text:c="6"/>=&gt; reset_poweron, <text:s text:c="5"/>-- todo: change to single cycle assertion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formula="of:=[.M$30]/[.L38]" office:value-type="float" office:value="514.285714285714" calcext:value-type="float">
            <text:p>514,285714285714</text:p>
          </table:table-cell>
          <table:table-cell table:formula="of:=[.M38]/[.I$25]" office:value-type="float" office:value="10.2857142857143" calcext:value-type="float">
            <text:p>10,28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STATE <text:s text:c="6"/>=&gt; zxn_video_mode, <text:s text:c="4"/>-- VGA 0-6, HDMI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[.M$30]/[.L39]" office:value-type="float" office:value="450" calcext:value-type="float">
            <text:p>450</text:p>
          </table:table-cell>
          <table:table-cell table:formula="of:=[.M39]/[.I$25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RST <text:s text:c="8"/>=&gt; '0',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[.M$30]/[.L40]" office:value-type="float" office:value="400" calcext:value-type="float">
            <text:p>400</text:p>
          </table:table-cell>
          <table:table-cell table:formula="of:=[.M40]/[.I$25]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CLKIN <text:s text:c="6"/>=&gt; clock_50_i,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[.M$30]/[.L41]" office:value-type="float" office:value="360" calcext:value-type="float">
            <text:p>360</text:p>
          </table:table-cell>
          <table:table-cell table:formula="of:=[.M41]/[.I$25]" office:value-type="float" office:value="7.2" calcext:value-type="float">
            <text:p>7,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SRDY <text:s text:c="7"/>=&gt; open,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formula="of:=[.M$30]/[.L42]" office:value-type="float" office:value="327.272727272727" calcext:value-type="float">
            <text:p>327,272727272727</text:p>
          </table:table-cell>
          <table:table-cell table:formula="of:=[.M42]/[.I$25]" office:value-type="float" office:value="6.54545454545455" calcext:value-type="float">
            <text:p>6,545454545454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formula="of:=[.M$30]/[.L43]" office:value-type="float" office:value="300" calcext:value-type="float">
            <text:p>300</text:p>
          </table:table-cell>
          <table:table-cell table:formula="of:=[.M43]/[.I$25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CLK0OUT <text:s text:c="4"/>=&gt; CLK_28, <text:s text:c="12"/>-- 28 MHz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formula="of:=[.M$30]/[.L44]" office:value-type="float" office:value="276.923076923077" calcext:value-type="float">
            <text:p>276,923076923077</text:p>
          </table:table-cell>
          <table:table-cell table:formula="of:=[.M44]/[.I$25]" office:value-type="float" office:value="5.53846153846154" calcext:value-type="float">
            <text:p>5,53846153846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CLK1OUT <text:s text:c="4"/>=&gt; CLK_28_n, <text:s text:c="10"/>-- 28 Mhz inverted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formula="of:=[.M$30]/[.L45]" office:value-type="float" office:value="257.142857142857" calcext:value-type="float">
            <text:p>257,142857142857</text:p>
          </table:table-cell>
          <table:table-cell table:formula="of:=[.M45]/[.I$25]" office:value-type="float" office:value="5.14285714285714" calcext:value-type="float">
            <text:p>5,142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CLK2OUT <text:s text:c="4"/>=&gt; CLK_14, <text:s text:c="12"/>-- 14 MHz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formula="of:=[.M$30]/[.L46]" office:value-type="float" office:value="240" calcext:value-type="float">
            <text:p>240</text:p>
          </table:table-cell>
          <table:table-cell table:formula="of:=[.M46]/[.I$25]" office:value-type="float" office:value="4.8" calcext:value-type="float">
            <text:p>4,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CLK3OUT <text:s text:c="4"/>=&gt; CLK_7, <text:s text:c="13"/>-- 7 MHz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formula="of:=[.M$30]/[.L47]" office:value-type="float" office:value="225" calcext:value-type="float">
            <text:p>225</text:p>
          </table:table-cell>
          <table:table-cell table:formula="of:=[.M47]/[.I$25]" office:value-type="float" office:value="4.5" calcext:value-type="float">
            <text:p>4,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CLK4OUT <text:s text:c="4"/>=&gt; CLK_HDMI, <text:s text:c="10"/>-- 28 * 5</text:p>
          </table:table-cell>
          <table:table-cell table:number-columns-repeated="2"/>
          <table:table-cell table:formula="of:=28*5" office:value-type="float" office:value="140" calcext:value-type="float">
            <text:p>14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M$30]/[.L48]" office:value-type="float" office:value="211.764705882353" calcext:value-type="float">
            <text:p>211,764705882353</text:p>
          </table:table-cell>
          <table:table-cell table:formula="of:=[.M48]/[.I$25]" office:value-type="float" office:value="4.23529411764706" calcext:value-type="float">
            <text:p>4,235294117647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CLK5OUT <text:s text:c="4"/>=&gt; CLK_HDMI_n <text:s text:c="9"/>-- 28 * 5 inverted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formula="of:=[.M$30]/[.L49]" office:value-type="float" office:value="200" calcext:value-type="float">
            <text:p>200</text:p>
          </table:table-cell>
          <table:table-cell table:formula="of:=[.M49]/[.I$25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);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formula="of:=[.M$30]/[.L50]" office:value-type="float" office:value="189.473684210526" calcext:value-type="float">
            <text:p>189,473684210526</text:p>
          </table:table-cell>
          <table:table-cell table:formula="of:=[.M50]/[.I$25]" office:value-type="float" office:value="3.78947368421053" calcext:value-type="float">
            <text:p>3,78947368421053</text:p>
          </table:table-cell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formula="of:=[.M$30]/[.L51]" office:value-type="float" office:value="180" calcext:value-type="float">
            <text:p>180</text:p>
          </table:table-cell>
          <table:table-cell table:formula="of:=[.M51]/[.I$25]" office:value-type="float" office:value="3.6" calcext:value-type="float">
            <text:p>3,6</text:p>
          </table:table-cell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table:formula="of:=[.M$30]/[.L52]" office:value-type="float" office:value="171.428571428571" calcext:value-type="float">
            <text:p>171,428571428571</text:p>
          </table:table-cell>
          <table:table-cell table:formula="of:=[.M52]/[.I$25]" office:value-type="float" office:value="3.42857142857143" calcext:value-type="float">
            <text:p>3,42857142857143</text:p>
          </table:table-cell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table:formula="of:=[.M$30]/[.L53]" office:value-type="float" office:value="163.636363636364" calcext:value-type="float">
            <text:p>163,636363636364</text:p>
          </table:table-cell>
          <table:table-cell table:formula="of:=[.M53]/[.I$25]" office:value-type="float" office:value="3.27272727272727" calcext:value-type="float">
            <text:p>3,27272727272727</text:p>
          </table:table-cell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table:formula="of:=[.M$30]/[.L54]" office:value-type="float" office:value="156.521739130435" calcext:value-type="float">
            <text:p>156,521739130435</text:p>
          </table:table-cell>
          <table:table-cell table:formula="of:=[.M54]/[.I$25]" office:value-type="float" office:value="3.1304347826087" calcext:value-type="float">
            <text:p>3,1304347826087</text:p>
          </table:table-cell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table:formula="of:=[.M$30]/[.L55]" office:value-type="float" office:value="150" calcext:value-type="float">
            <text:p>150</text:p>
          </table:table-cell>
          <table:table-cell table:formula="of:=[.M55]/[.I$25]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formula="of:=[.M$30]/[.L56]" office:value-type="float" office:value="144" calcext:value-type="float">
            <text:p>144</text:p>
          </table:table-cell>
          <table:table-cell table:formula="of:=[.M56]/[.I$25]" office:value-type="float" office:value="2.88" calcext:value-type="float">
            <text:p>2,88</text:p>
          </table:table-cell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formula="of:=[.M$30]/[.L57]" office:value-type="float" office:value="138.461538461538" calcext:value-type="float">
            <text:p>138,461538461538</text:p>
          </table:table-cell>
          <table:table-cell table:formula="of:=[.M57]/[.I$25]" office:value-type="float" office:value="2.76923076923077" calcext:value-type="float">
            <text:p>2,76923076923077</text:p>
          </table:table-cell>
        </table:table-row>
        <calcext:conditional-formats>
          <calcext:conditional-format calcext:target-range-address="Hoja1.J13:Hoja1.J21">
            <calcext:condition calcext:apply-style-name="Bad" calcext:value="&lt;2" calcext:base-cell-address="Hoja1.J13"/>
            <calcext:condition calcext:apply-style-name="Bad" calcext:value="&gt;64" calcext:base-cell-address="Hoja1.J13"/>
          </calcext:conditional-format>
          <calcext:conditional-format calcext:target-range-address="Hoja1.M26:Hoja1.M26">
            <calcext:condition calcext:apply-style-name="Bad" calcext:value="&lt;600" calcext:base-cell-address="Hoja1.M26"/>
            <calcext:condition calcext:apply-style-name="Bad" calcext:value="&gt;1440" calcext:base-cell-address="Hoja1.M26"/>
          </calcext:conditional-format>
          <calcext:conditional-format calcext:target-range-address="Hoja1.J28:Hoja1.J33">
            <calcext:condition calcext:apply-style-name="Bad" calcext:value="&lt;1" calcext:base-cell-address="Hoja1.J28"/>
            <calcext:condition calcext:apply-style-name="Bad" calcext:value="&gt;128" calcext:base-cell-address="Hoja1.J28"/>
          </calcext:conditional-format>
          <calcext:conditional-format calcext:target-range-address="Hoja1.M24:Hoja1.M24">
            <calcext:condition calcext:apply-style-name="Bad" calcext:value="&lt;2" calcext:base-cell-address="Hoja1.M24"/>
            <calcext:condition calcext:apply-style-name="Bad" calcext:value="&gt;64" calcext:base-cell-address="Hoja1.M24"/>
          </calcext:conditional-format>
        </calcext:conditional-formats>
      </table:table>
      <table:table table:name="Hoja2" table:style-name="ta1"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Mult 2-64</text:p>
          </table:table-cell>
          <table:table-cell office:value-type="string" calcext:value-type="string">
            <text:p>Div (1-56)</text:p>
          </table:table-cell>
          <table:table-cell/>
          <table:table-cell office:value-type="string" calcext:value-type="string">
            <text:p>Mult 2-64</text:p>
          </table:table-cell>
          <table:table-cell office:value-type="string" calcext:value-type="string">
            <text:p>Div (1-56)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$2]*[.C2]/[.D$2]" office:value-type="float" office:value="16.8" calcext:value-type="float">
            <text:p>16,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D$2]*[.E2]/[.A$2]" office:value-type="float" office:value="0.119047619047619" calcext:value-type="float">
            <text:p>0,119047619047619</text:p>
          </table:table-cell>
          <table:table-cell table:formula="of:=ROUND([.F2])-[.F2]" office:value-type="float" office:value="-0.119047619047619" calcext:value-type="float">
            <text:p>-0,119047619047619</text:p>
          </table:table-cell>
          <table:table-cell table:formula="of:=[.D$2]*[.E2]/ROUND([.F2])" office:value-type="string" office:string-value="" calcext:value-type="error">
            <text:p>#¡DIV/0!</text:p>
          </table:table-cell>
        </table:table-row>
        <table:table-row table:style-name="ro1">
          <table:table-cell office:value-type="string" calcext:value-type="string">
            <text:p>a=d*b/c</text:p>
          </table:table-cell>
          <table:table-cell table:formula="of:=[.A$2]*[.C3]/[.D$2]" office:value-type="float" office:value="33.6" calcext:value-type="float">
            <text:p>33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=d*e/f</text:p>
          </table:table-cell>
          <table:table-cell office:value-type="float" office:value="3" calcext:value-type="float">
            <text:p>3</text:p>
          </table:table-cell>
          <table:table-cell table:formula="of:=[.D$2]*[.E3]/[.A$2]" office:value-type="float" office:value="0.178571428571429" calcext:value-type="float">
            <text:p>0,178571428571429</text:p>
          </table:table-cell>
          <table:table-cell table:formula="of:=ROUND([.F3])-[.F3]" office:value-type="float" office:value="-0.178571428571429" calcext:value-type="float">
            <text:p>-0,178571428571429</text:p>
          </table:table-cell>
          <table:table-cell table:formula="of:=[.D$2]*[.E3]/ROUND([.F3])" office:value-type="string" office:string-value="" calcext:value-type="error">
            <text:p>#¡DIV/0!</text:p>
          </table:table-cell>
        </table:table-row>
        <table:table-row table:style-name="ro1">
          <table:table-cell office:value-type="string" calcext:value-type="string">
            <text:p>b=a*c/d</text:p>
          </table:table-cell>
          <table:table-cell table:formula="of:=[.A$2]*[.C4]/[.D$2]" office:value-type="float" office:value="50.4" calcext:value-type="float">
            <text:p>50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=d*e/a</text:p>
          </table:table-cell>
          <table:table-cell office:value-type="float" office:value="4" calcext:value-type="float">
            <text:p>4</text:p>
          </table:table-cell>
          <table:table-cell table:formula="of:=[.D$2]*[.E4]/[.A$2]" office:value-type="float" office:value="0.238095238095238" calcext:value-type="float">
            <text:p>0,238095238095238</text:p>
          </table:table-cell>
          <table:table-cell table:formula="of:=ROUND([.F4])-[.F4]" office:value-type="float" office:value="-0.238095238095238" calcext:value-type="float">
            <text:p>-0,238095238095238</text:p>
          </table:table-cell>
          <table:table-cell table:formula="of:=[.D$2]*[.E4]/ROUND([.F4])" office:value-type="string" office:string-value="" calcext:value-type="error">
            <text:p>#¡DIV/0!</text:p>
          </table:table-cell>
        </table:table-row>
        <table:table-row table:style-name="ro1">
          <table:table-cell/>
          <table:table-cell table:formula="of:=[.A$2]*[.C5]/[.D$2]" office:value-type="float" office:value="67.2" calcext:value-type="float">
            <text:p>67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$2]*[.E5]/[.A$2]" office:value-type="float" office:value="0.297619047619048" calcext:value-type="float">
            <text:p>0,297619047619048</text:p>
          </table:table-cell>
          <table:table-cell table:formula="of:=ROUND([.F5])-[.F5]" office:value-type="float" office:value="-0.297619047619048" calcext:value-type="float">
            <text:p>-0,297619047619048</text:p>
          </table:table-cell>
          <table:table-cell table:formula="of:=[.D$2]*[.E5]/ROUND([.F5])" office:value-type="string" office:string-value="" calcext:value-type="error">
            <text:p>#¡DIV/0!</text:p>
          </table:table-cell>
        </table:table-row>
        <table:table-row table:style-name="ro1">
          <table:table-cell/>
          <table:table-cell table:formula="of:=[.A$2]*[.C6]/[.D$2]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$2]*[.E6]/[.A$2]" office:value-type="float" office:value="0.357142857142857" calcext:value-type="float">
            <text:p>0,357142857142857</text:p>
          </table:table-cell>
          <table:table-cell table:formula="of:=ROUND([.F6])-[.F6]" office:value-type="float" office:value="-0.357142857142857" calcext:value-type="float">
            <text:p>-0,357142857142857</text:p>
          </table:table-cell>
          <table:table-cell table:formula="of:=[.D$2]*[.E6]/ROUND([.F6])" office:value-type="string" office:string-value="" calcext:value-type="error">
            <text:p>#¡DIV/0!</text:p>
          </table:table-cell>
        </table:table-row>
        <table:table-row table:style-name="ro1">
          <table:table-cell/>
          <table:table-cell table:formula="of:=[.A$2]*[.C7]/[.D$2]" office:value-type="float" office:value="100.8" calcext:value-type="float">
            <text:p>100,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$2]*[.E7]/[.A$2]" office:value-type="float" office:value="0.416666666666667" calcext:value-type="float">
            <text:p>0,416666666666667</text:p>
          </table:table-cell>
          <table:table-cell table:formula="of:=ROUND([.F7])-[.F7]" office:value-type="float" office:value="-0.416666666666667" calcext:value-type="float">
            <text:p>-0,416666666666667</text:p>
          </table:table-cell>
          <table:table-cell table:formula="of:=[.D$2]*[.E7]/ROUND([.F7])" office:value-type="string" office:string-value="" calcext:value-type="error">
            <text:p>#¡DIV/0!</text:p>
          </table:table-cell>
        </table:table-row>
        <table:table-row table:style-name="ro1">
          <table:table-cell/>
          <table:table-cell table:formula="of:=[.A$2]*[.C8]/[.D$2]" office:value-type="float" office:value="117.6" calcext:value-type="float">
            <text:p>117,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$2]*[.E8]/[.A$2]" office:value-type="float" office:value="0.476190476190476" calcext:value-type="float">
            <text:p>0,476190476190476</text:p>
          </table:table-cell>
          <table:table-cell table:formula="of:=ROUND([.F8])-[.F8]" office:value-type="float" office:value="-0.476190476190476" calcext:value-type="float">
            <text:p>-0,476190476190476</text:p>
          </table:table-cell>
          <table:table-cell table:formula="of:=[.D$2]*[.E8]/ROUND([.F8])" office:value-type="string" office:string-value="" calcext:value-type="error">
            <text:p>#¡DIV/0!</text:p>
          </table:table-cell>
        </table:table-row>
        <table:table-row table:style-name="ro1">
          <table:table-cell/>
          <table:table-cell table:formula="of:=[.A$2]*[.C9]/[.D$2]" office:value-type="float" office:value="134.4" calcext:value-type="float">
            <text:p>134,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D$2]*[.E9]/[.A$2]" office:value-type="float" office:value="0.535714285714286" calcext:value-type="float">
            <text:p>0,535714285714286</text:p>
          </table:table-cell>
          <table:table-cell table:formula="of:=ROUND([.F9])-[.F9]" office:value-type="float" office:value="0.464285714285714" calcext:value-type="float">
            <text:p>0,464285714285714</text:p>
          </table:table-cell>
          <table:table-cell table:formula="of:=[.D$2]*[.E9]/ROUND([.F9])" office:value-type="float" office:value="450" calcext:value-type="float">
            <text:p>450</text:p>
          </table:table-cell>
        </table:table-row>
        <table:table-row table:style-name="ro1">
          <table:table-cell/>
          <table:table-cell table:formula="of:=[.A$2]*[.C10]/[.D$2]" office:value-type="float" office:value="151.2" calcext:value-type="float">
            <text:p>151,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$2]*[.E10]/[.A$2]" office:value-type="float" office:value="0.595238095238095" calcext:value-type="float">
            <text:p>0,595238095238095</text:p>
          </table:table-cell>
          <table:table-cell table:formula="of:=ROUND([.F10])-[.F10]" office:value-type="float" office:value="0.404761904761905" calcext:value-type="float">
            <text:p>0,404761904761905</text:p>
          </table:table-cell>
          <table:table-cell table:formula="of:=[.D$2]*[.E10]/ROUND([.F10])" office:value-type="float" office:value="500" calcext:value-type="float">
            <text:p>500</text:p>
          </table:table-cell>
        </table:table-row>
        <table:table-row table:style-name="ro1">
          <table:table-cell/>
          <table:table-cell table:formula="of:=[.A$2]*[.C11]/[.D$2]"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$2]*[.E11]/[.A$2]" office:value-type="float" office:value="0.654761904761905" calcext:value-type="float">
            <text:p>0,654761904761905</text:p>
          </table:table-cell>
          <table:table-cell table:formula="of:=ROUND([.F11])-[.F11]" office:value-type="float" office:value="0.345238095238095" calcext:value-type="float">
            <text:p>0,345238095238095</text:p>
          </table:table-cell>
          <table:table-cell table:formula="of:=[.D$2]*[.E11]/ROUND([.F11])" office:value-type="float" office:value="550" calcext:value-type="float">
            <text:p>550</text:p>
          </table:table-cell>
        </table:table-row>
        <table:table-row table:style-name="ro1">
          <table:table-cell/>
          <table:table-cell table:formula="of:=[.A$2]*[.C12]/[.D$2]" office:value-type="float" office:value="184.8" calcext:value-type="float">
            <text:p>184,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$2]*[.E12]/[.A$2]" office:value-type="float" office:value="0.714285714285714" calcext:value-type="float">
            <text:p>0,714285714285714</text:p>
          </table:table-cell>
          <table:table-cell table:formula="of:=ROUND([.F12])-[.F12]" office:value-type="float" office:value="0.285714285714286" calcext:value-type="float">
            <text:p>0,285714285714286</text:p>
          </table:table-cell>
          <table:table-cell table:formula="of:=[.D$2]*[.E12]/ROUND([.F12])" office:value-type="float" office:value="600" calcext:value-type="float">
            <text:p>600</text:p>
          </table:table-cell>
        </table:table-row>
        <table:table-row table:style-name="ro1">
          <table:table-cell/>
          <table:table-cell table:formula="of:=[.A$2]*[.C13]/[.D$2]" office:value-type="float" office:value="201.6" calcext:value-type="float">
            <text:p>201,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$2]*[.E13]/[.A$2]" office:value-type="float" office:value="0.773809523809524" calcext:value-type="float">
            <text:p>0,773809523809524</text:p>
          </table:table-cell>
          <table:table-cell table:formula="of:=ROUND([.F13])-[.F13]" office:value-type="float" office:value="0.226190476190476" calcext:value-type="float">
            <text:p>0,226190476190476</text:p>
          </table:table-cell>
          <table:table-cell table:formula="of:=[.D$2]*[.E13]/ROUND([.F13])" office:value-type="float" office:value="650" calcext:value-type="float">
            <text:p>650</text:p>
          </table:table-cell>
        </table:table-row>
        <table:table-row table:style-name="ro1">
          <table:table-cell/>
          <table:table-cell table:formula="of:=[.A$2]*[.C14]/[.D$2]" office:value-type="float" office:value="218.4" calcext:value-type="float">
            <text:p>218,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D$2]*[.E14]/[.A$2]" office:value-type="float" office:value="0.833333333333333" calcext:value-type="float">
            <text:p>0,833333333333333</text:p>
          </table:table-cell>
          <table:table-cell table:formula="of:=ROUND([.F14])-[.F14]" office:value-type="float" office:value="0.166666666666667" calcext:value-type="float">
            <text:p>0,166666666666667</text:p>
          </table:table-cell>
          <table:table-cell table:formula="of:=[.D$2]*[.E14]/ROUND([.F14])" office:value-type="float" office:value="700" calcext:value-type="float">
            <text:p>700</text:p>
          </table:table-cell>
        </table:table-row>
        <table:table-row table:style-name="ro1">
          <table:table-cell/>
          <table:table-cell table:formula="of:=[.A$2]*[.C15]/[.D$2]" office:value-type="float" office:value="235.2" calcext:value-type="float">
            <text:p>235,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$2]*[.E15]/[.A$2]" office:value-type="float" office:value="0.892857142857143" calcext:value-type="float">
            <text:p>0,892857142857143</text:p>
          </table:table-cell>
          <table:table-cell table:formula="of:=ROUND([.F15])-[.F15]" office:value-type="float" office:value="0.107142857142857" calcext:value-type="float">
            <text:p>0,107142857142857</text:p>
          </table:table-cell>
          <table:table-cell table:formula="of:=[.D$2]*[.E15]/ROUND([.F15])" office:value-type="float" office:value="750" calcext:value-type="float">
            <text:p>750</text:p>
          </table:table-cell>
        </table:table-row>
        <table:table-row table:style-name="ro1">
          <table:table-cell/>
          <table:table-cell table:formula="of:=[.A$2]*[.C16]/[.D$2]"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$2]*[.E16]/[.A$2]" office:value-type="float" office:value="0.952380952380952" calcext:value-type="float">
            <text:p>0,952380952380952</text:p>
          </table:table-cell>
          <table:table-cell table:formula="of:=ROUND([.F16])-[.F16]" office:value-type="float" office:value="0.0476190476190477" calcext:value-type="float">
            <text:p>0,0476190476190477</text:p>
          </table:table-cell>
          <table:table-cell table:formula="of:=[.D$2]*[.E16]/ROUND([.F16])" office:value-type="float" office:value="800" calcext:value-type="float">
            <text:p>800</text:p>
          </table:table-cell>
        </table:table-row>
        <table:table-row table:style-name="ro1">
          <table:table-cell/>
          <table:table-cell table:formula="of:=[.A$2]*[.C17]/[.D$2]" office:value-type="float" office:value="268.8" calcext:value-type="float">
            <text:p>268,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$2]*[.E17]/[.A$2]" office:value-type="float" office:value="1.01190476190476" calcext:value-type="float">
            <text:p>1,01190476190476</text:p>
          </table:table-cell>
          <table:table-cell table:formula="of:=ROUND([.F17])-[.F17]" office:value-type="float" office:value="-0.0119047619047619" calcext:value-type="float">
            <text:p>-0,0119047619047619</text:p>
          </table:table-cell>
          <table:table-cell table:formula="of:=[.D$2]*[.E17]/ROUND([.F17])" office:value-type="float" office:value="850" calcext:value-type="float">
            <text:p>850</text:p>
          </table:table-cell>
        </table:table-row>
        <table:table-row table:style-name="ro1">
          <table:table-cell/>
          <table:table-cell table:formula="of:=[.A$2]*[.C18]/[.D$2]" office:value-type="float" office:value="285.6" calcext:value-type="float">
            <text:p>285,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$2]*[.E18]/[.A$2]" office:value-type="float" office:value="1.07142857142857" calcext:value-type="float">
            <text:p>1,07142857142857</text:p>
          </table:table-cell>
          <table:table-cell table:formula="of:=ROUND([.F18])-[.F18]" office:value-type="float" office:value="-0.0714285714285714" calcext:value-type="float">
            <text:p>-0,0714285714285714</text:p>
          </table:table-cell>
          <table:table-cell table:formula="of:=[.D$2]*[.E18]/ROUND([.F18])" office:value-type="float" office:value="900" calcext:value-type="float">
            <text:p>900</text:p>
          </table:table-cell>
        </table:table-row>
        <table:table-row table:style-name="ro1">
          <table:table-cell/>
          <table:table-cell table:formula="of:=[.A$2]*[.C19]/[.D$2]" office:value-type="float" office:value="302.4" calcext:value-type="float">
            <text:p>302,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D$2]*[.E19]/[.A$2]" office:value-type="float" office:value="1.13095238095238" calcext:value-type="float">
            <text:p>1,13095238095238</text:p>
          </table:table-cell>
          <table:table-cell table:formula="of:=ROUND([.F19])-[.F19]" office:value-type="float" office:value="-0.130952380952381" calcext:value-type="float">
            <text:p>-0,130952380952381</text:p>
          </table:table-cell>
          <table:table-cell table:formula="of:=[.D$2]*[.E19]/ROUND([.F19])" office:value-type="float" office:value="950" calcext:value-type="float">
            <text:p>950</text:p>
          </table:table-cell>
        </table:table-row>
        <table:table-row table:style-name="ro1">
          <table:table-cell/>
          <table:table-cell table:formula="of:=[.A$2]*[.C20]/[.D$2]" office:value-type="float" office:value="319.2" calcext:value-type="float">
            <text:p>319,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$2]*[.E20]/[.A$2]" office:value-type="float" office:value="1.19047619047619" calcext:value-type="float">
            <text:p>1,19047619047619</text:p>
          </table:table-cell>
          <table:table-cell table:formula="of:=ROUND([.F20])-[.F20]" office:value-type="float" office:value="-0.19047619047619" calcext:value-type="float">
            <text:p>-0,19047619047619</text:p>
          </table:table-cell>
          <table:table-cell table:formula="of:=[.D$2]*[.E20]/ROUND([.F20])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[.A$2]*[.C21]/[.D$2]"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D$2]*[.E21]/[.A$2]" office:value-type="float" office:value="1.25" calcext:value-type="float">
            <text:p>1,25</text:p>
          </table:table-cell>
          <table:table-cell table:formula="of:=ROUND([.F21])-[.F21]" office:value-type="float" office:value="-0.25" calcext:value-type="float">
            <text:p>-0,25</text:p>
          </table:table-cell>
          <table:table-cell table:formula="of:=[.D$2]*[.E21]/ROUND([.F21])" office:value-type="float" office:value="1050" calcext:value-type="float">
            <text:p>1050</text:p>
          </table:table-cell>
        </table:table-row>
        <table:table-row table:style-name="ro1">
          <table:table-cell/>
          <table:table-cell table:formula="of:=[.A$2]*[.C22]/[.D$2]" office:value-type="float" office:value="352.8" calcext:value-type="float">
            <text:p>352,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D$2]*[.E22]/[.A$2]" office:value-type="float" office:value="1.30952380952381" calcext:value-type="float">
            <text:p>1,30952380952381</text:p>
          </table:table-cell>
          <table:table-cell table:formula="of:=ROUND([.F22])-[.F22]" office:value-type="float" office:value="-0.30952380952381" calcext:value-type="float">
            <text:p>-0,30952380952381</text:p>
          </table:table-cell>
          <table:table-cell table:formula="of:=[.D$2]*[.E22]/ROUND([.F22])" office:value-type="float" office:value="1100" calcext:value-type="float">
            <text:p>1100</text:p>
          </table:table-cell>
        </table:table-row>
        <table:table-row table:style-name="ro1">
          <table:table-cell/>
          <table:table-cell table:formula="of:=[.A$2]*[.C23]/[.D$2]" office:value-type="float" office:value="369.6" calcext:value-type="float">
            <text:p>369,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D$2]*[.E23]/[.A$2]" office:value-type="float" office:value="1.36904761904762" calcext:value-type="float">
            <text:p>1,36904761904762</text:p>
          </table:table-cell>
          <table:table-cell table:formula="of:=ROUND([.F23])-[.F23]" office:value-type="float" office:value="-0.369047619047619" calcext:value-type="float">
            <text:p>-0,369047619047619</text:p>
          </table:table-cell>
          <table:table-cell table:formula="of:=[.D$2]*[.E23]/ROUND([.F23])" office:value-type="float" office:value="1150" calcext:value-type="float">
            <text:p>1150</text:p>
          </table:table-cell>
        </table:table-row>
        <table:table-row table:style-name="ro1">
          <table:table-cell/>
          <table:table-cell table:formula="of:=[.A$2]*[.C24]/[.D$2]" office:value-type="float" office:value="386.4" calcext:value-type="float">
            <text:p>386,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D$2]*[.E24]/[.A$2]" office:value-type="float" office:value="1.42857142857143" calcext:value-type="float">
            <text:p>1,42857142857143</text:p>
          </table:table-cell>
          <table:table-cell table:formula="of:=ROUND([.F24])-[.F24]" office:value-type="float" office:value="-0.428571428571429" calcext:value-type="float">
            <text:p>-0,428571428571429</text:p>
          </table:table-cell>
          <table:table-cell table:formula="of:=[.D$2]*[.E24]/ROUND([.F24])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formula="of:=[.A$2]*[.C25]/[.D$2]" office:value-type="float" office:value="403.2" calcext:value-type="float">
            <text:p>403,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D$2]*[.E25]/[.A$2]" office:value-type="float" office:value="1.48809523809524" calcext:value-type="float">
            <text:p>1,48809523809524</text:p>
          </table:table-cell>
          <table:table-cell table:formula="of:=ROUND([.F25])-[.F25]" office:value-type="float" office:value="-0.488095238095238" calcext:value-type="float">
            <text:p>-0,488095238095238</text:p>
          </table:table-cell>
          <table:table-cell table:formula="of:=[.D$2]*[.E25]/ROUND([.F25])" office:value-type="float" office:value="1250" calcext:value-type="float">
            <text:p>1250</text:p>
          </table:table-cell>
        </table:table-row>
        <table:table-row table:style-name="ro1">
          <table:table-cell/>
          <table:table-cell table:formula="of:=[.A$2]*[.C26]/[.D$2]" office:value-type="float" office:value="420" calcext:value-type="float">
            <text:p>4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$2]*[.E26]/[.A$2]" office:value-type="float" office:value="1.54761904761905" calcext:value-type="float">
            <text:p>1,54761904761905</text:p>
          </table:table-cell>
          <table:table-cell table:formula="of:=ROUND([.F26])-[.F26]" office:value-type="float" office:value="0.452380952380952" calcext:value-type="float">
            <text:p>0,452380952380952</text:p>
          </table:table-cell>
          <table:table-cell table:formula="of:=[.D$2]*[.E26]/ROUND([.F26])" office:value-type="float" office:value="650" calcext:value-type="float">
            <text:p>650</text:p>
          </table:table-cell>
        </table:table-row>
        <table:table-row table:style-name="ro1">
          <table:table-cell/>
          <table:table-cell table:formula="of:=[.A$2]*[.C27]/[.D$2]" office:value-type="float" office:value="436.8" calcext:value-type="float">
            <text:p>436,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D$2]*[.E27]/[.A$2]" office:value-type="float" office:value="1.60714285714286" calcext:value-type="float">
            <text:p>1,60714285714286</text:p>
          </table:table-cell>
          <table:table-cell table:formula="of:=ROUND([.F27])-[.F27]" office:value-type="float" office:value="0.392857142857143" calcext:value-type="float">
            <text:p>0,392857142857143</text:p>
          </table:table-cell>
          <table:table-cell table:formula="of:=[.D$2]*[.E27]/ROUND([.F27])" office:value-type="float" office:value="675" calcext:value-type="float">
            <text:p>675</text:p>
          </table:table-cell>
        </table:table-row>
        <table:table-row table:style-name="ro1">
          <table:table-cell/>
          <table:table-cell table:formula="of:=[.A$2]*[.C28]/[.D$2]" office:value-type="float" office:value="453.6" calcext:value-type="float">
            <text:p>453,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D$2]*[.E28]/[.A$2]" office:value-type="float" office:value="1.66666666666667" calcext:value-type="float">
            <text:p>1,66666666666667</text:p>
          </table:table-cell>
          <table:table-cell table:formula="of:=ROUND([.F28])-[.F28]" office:value-type="float" office:value="0.333333333333333" calcext:value-type="float">
            <text:p>0,333333333333333</text:p>
          </table:table-cell>
          <table:table-cell table:formula="of:=[.D$2]*[.E28]/ROUND([.F28])" office:value-type="float" office:value="700" calcext:value-type="float">
            <text:p>700</text:p>
          </table:table-cell>
        </table:table-row>
        <table:table-row table:style-name="ro1">
          <table:table-cell/>
          <table:table-cell table:formula="of:=[.A$2]*[.C29]/[.D$2]" office:value-type="float" office:value="470.4" calcext:value-type="float">
            <text:p>470,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D$2]*[.E29]/[.A$2]" office:value-type="float" office:value="1.72619047619048" calcext:value-type="float">
            <text:p>1,72619047619048</text:p>
          </table:table-cell>
          <table:table-cell table:formula="of:=ROUND([.F29])-[.F29]" office:value-type="float" office:value="0.273809523809524" calcext:value-type="float">
            <text:p>0,273809523809524</text:p>
          </table:table-cell>
          <table:table-cell table:formula="of:=[.D$2]*[.E29]/ROUND([.F29])" office:value-type="float" office:value="725" calcext:value-type="float">
            <text:p>725</text:p>
          </table:table-cell>
        </table:table-row>
        <table:table-row table:style-name="ro1">
          <table:table-cell/>
          <table:table-cell table:formula="of:=[.A$2]*[.C30]/[.D$2]" office:value-type="float" office:value="487.2" calcext:value-type="float">
            <text:p>487,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$2]*[.E30]/[.A$2]" office:value-type="float" office:value="1.78571428571429" calcext:value-type="float">
            <text:p>1,78571428571429</text:p>
          </table:table-cell>
          <table:table-cell table:formula="of:=ROUND([.F30])-[.F30]" office:value-type="float" office:value="0.214285714285714" calcext:value-type="float">
            <text:p>0,214285714285714</text:p>
          </table:table-cell>
          <table:table-cell table:formula="of:=[.D$2]*[.E30]/ROUND([.F30])" office:value-type="float" office:value="750" calcext:value-type="float">
            <text:p>750</text:p>
          </table:table-cell>
        </table:table-row>
        <table:table-row table:style-name="ro1">
          <table:table-cell/>
          <table:table-cell table:formula="of:=[.A$2]*[.C31]/[.D$2]" office:value-type="float" office:value="504" calcext:value-type="float">
            <text:p>50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D$2]*[.E31]/[.A$2]" office:value-type="float" office:value="1.8452380952381" calcext:value-type="float">
            <text:p>1,8452380952381</text:p>
          </table:table-cell>
          <table:table-cell table:formula="of:=ROUND([.F31])-[.F31]" office:value-type="float" office:value="0.154761904761905" calcext:value-type="float">
            <text:p>0,154761904761905</text:p>
          </table:table-cell>
          <table:table-cell table:formula="of:=[.D$2]*[.E31]/ROUND([.F31])" office:value-type="float" office:value="775" calcext:value-type="float">
            <text:p>775</text:p>
          </table:table-cell>
        </table:table-row>
        <table:table-row table:style-name="ro1">
          <table:table-cell/>
          <table:table-cell table:formula="of:=[.A$2]*[.C32]/[.D$2]" office:value-type="float" office:value="520.8" calcext:value-type="float">
            <text:p>520,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D$2]*[.E32]/[.A$2]" office:value-type="float" office:value="1.9047619047619" calcext:value-type="float">
            <text:p>1,9047619047619</text:p>
          </table:table-cell>
          <table:table-cell table:formula="of:=ROUND([.F32])-[.F32]" office:value-type="float" office:value="0.0952380952380953" calcext:value-type="float">
            <text:p>0,0952380952380953</text:p>
          </table:table-cell>
          <table:table-cell table:formula="of:=[.D$2]*[.E32]/ROUND([.F32])" office:value-type="float" office:value="800" calcext:value-type="float">
            <text:p>800</text:p>
          </table:table-cell>
        </table:table-row>
        <table:table-row table:style-name="ro1">
          <table:table-cell/>
          <table:table-cell table:formula="of:=[.A$2]*[.C33]/[.D$2]" office:value-type="float" office:value="537.6" calcext:value-type="float">
            <text:p>537,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D$2]*[.E33]/[.A$2]" office:value-type="float" office:value="1.96428571428571" calcext:value-type="float">
            <text:p>1,96428571428571</text:p>
          </table:table-cell>
          <table:table-cell table:formula="of:=ROUND([.F33])-[.F33]" office:value-type="float" office:value="0.0357142857142858" calcext:value-type="float">
            <text:p>0,0357142857142858</text:p>
          </table:table-cell>
          <table:table-cell table:formula="of:=[.D$2]*[.E33]/ROUND([.F33])" office:value-type="float" office:value="825" calcext:value-type="float">
            <text:p>825</text:p>
          </table:table-cell>
        </table:table-row>
        <table:table-row table:style-name="ro1">
          <table:table-cell/>
          <table:table-cell table:formula="of:=[.A$2]*[.C34]/[.D$2]" office:value-type="float" office:value="554.4" calcext:value-type="float">
            <text:p>554,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D$2]*[.E34]/[.A$2]" office:value-type="float" office:value="2.02380952380952" calcext:value-type="float">
            <text:p>2,02380952380952</text:p>
          </table:table-cell>
          <table:table-cell table:formula="of:=ROUND([.F34])-[.F34]" office:value-type="float" office:value="-0.0238095238095237" calcext:value-type="float">
            <text:p>-0,0238095238095237</text:p>
          </table:table-cell>
          <table:table-cell table:formula="of:=[.D$2]*[.E34]/ROUND([.F34])" office:value-type="float" office:value="850" calcext:value-type="float">
            <text:p>850</text:p>
          </table:table-cell>
        </table:table-row>
        <table:table-row table:style-name="ro1">
          <table:table-cell/>
          <table:table-cell table:formula="of:=[.A$2]*[.C35]/[.D$2]" office:value-type="float" office:value="571.2" calcext:value-type="float">
            <text:p>571,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D$2]*[.E35]/[.A$2]" office:value-type="float" office:value="2.08333333333333" calcext:value-type="float">
            <text:p>2,08333333333333</text:p>
          </table:table-cell>
          <table:table-cell table:formula="of:=ROUND([.F35])-[.F35]" office:value-type="float" office:value="-0.0833333333333335" calcext:value-type="float">
            <text:p>-0,0833333333333335</text:p>
          </table:table-cell>
          <table:table-cell table:formula="of:=[.D$2]*[.E35]/ROUND([.F35])" office:value-type="float" office:value="875" calcext:value-type="float">
            <text:p>875</text:p>
          </table:table-cell>
        </table:table-row>
        <table:table-row table:style-name="ro1">
          <table:table-cell/>
          <table:table-cell table:formula="of:=[.A$2]*[.C36]/[.D$2]" office:value-type="float" office:value="588" calcext:value-type="float">
            <text:p>58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$2]*[.E36]/[.A$2]" office:value-type="float" office:value="2.14285714285714" calcext:value-type="float">
            <text:p>2,14285714285714</text:p>
          </table:table-cell>
          <table:table-cell table:formula="of:=ROUND([.F36])-[.F36]" office:value-type="float" office:value="-0.142857142857143" calcext:value-type="float">
            <text:p>-0,142857142857143</text:p>
          </table:table-cell>
          <table:table-cell table:formula="of:=[.D$2]*[.E36]/ROUND([.F36])" office:value-type="float" office:value="900" calcext:value-type="float">
            <text:p>900</text:p>
          </table:table-cell>
        </table:table-row>
        <table:table-row table:style-name="ro1">
          <table:table-cell/>
          <table:table-cell table:formula="of:=[.A$2]*[.C37]/[.D$2]" office:value-type="float" office:value="604.8" calcext:value-type="float">
            <text:p>604,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D$2]*[.E37]/[.A$2]" office:value-type="float" office:value="2.20238095238095" calcext:value-type="float">
            <text:p>2,20238095238095</text:p>
          </table:table-cell>
          <table:table-cell table:formula="of:=ROUND([.F37])-[.F37]" office:value-type="float" office:value="-0.202380952380953" calcext:value-type="float">
            <text:p>-0,202380952380953</text:p>
          </table:table-cell>
          <table:table-cell table:formula="of:=[.D$2]*[.E37]/ROUND([.F37])" office:value-type="float" office:value="925" calcext:value-type="float">
            <text:p>925</text:p>
          </table:table-cell>
        </table:table-row>
        <table:table-row table:style-name="ro1">
          <table:table-cell/>
          <table:table-cell table:formula="of:=[.A$2]*[.C38]/[.D$2]" office:value-type="float" office:value="621.6" calcext:value-type="float">
            <text:p>621,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D$2]*[.E38]/[.A$2]" office:value-type="float" office:value="2.26190476190476" calcext:value-type="float">
            <text:p>2,26190476190476</text:p>
          </table:table-cell>
          <table:table-cell table:formula="of:=ROUND([.F38])-[.F38]" office:value-type="float" office:value="-0.261904761904762" calcext:value-type="float">
            <text:p>-0,261904761904762</text:p>
          </table:table-cell>
          <table:table-cell table:formula="of:=[.D$2]*[.E38]/ROUND([.F38])" office:value-type="float" office:value="950" calcext:value-type="float">
            <text:p>950</text:p>
          </table:table-cell>
        </table:table-row>
        <table:table-row table:style-name="ro1">
          <table:table-cell/>
          <table:table-cell table:formula="of:=[.A$2]*[.C39]/[.D$2]" office:value-type="float" office:value="638.4" calcext:value-type="float">
            <text:p>638,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D$2]*[.E39]/[.A$2]" office:value-type="float" office:value="2.32142857142857" calcext:value-type="float">
            <text:p>2,32142857142857</text:p>
          </table:table-cell>
          <table:table-cell table:formula="of:=ROUND([.F39])-[.F39]" office:value-type="float" office:value="-0.321428571428572" calcext:value-type="float">
            <text:p>-0,321428571428572</text:p>
          </table:table-cell>
          <table:table-cell table:formula="of:=[.D$2]*[.E39]/ROUND([.F39])" office:value-type="float" office:value="975" calcext:value-type="float">
            <text:p>975</text:p>
          </table:table-cell>
        </table:table-row>
        <table:table-row table:style-name="ro1">
          <table:table-cell/>
          <table:table-cell table:formula="of:=[.A$2]*[.C40]/[.D$2]" office:value-type="float" office:value="655.2" calcext:value-type="float">
            <text:p>655,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D$2]*[.E40]/[.A$2]" office:value-type="float" office:value="2.38095238095238" calcext:value-type="float">
            <text:p>2,38095238095238</text:p>
          </table:table-cell>
          <table:table-cell table:formula="of:=ROUND([.F40])-[.F40]" office:value-type="float" office:value="-0.380952380952381" calcext:value-type="float">
            <text:p>-0,380952380952381</text:p>
          </table:table-cell>
          <table:table-cell table:formula="of:=[.D$2]*[.E40]/ROUND([.F40])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[.A$2]*[.C41]/[.D$2]" office:value-type="float" office:value="672" calcext:value-type="float">
            <text:p>6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D$2]*[.E41]/[.A$2]" office:value-type="float" office:value="2.44047619047619" calcext:value-type="float">
            <text:p>2,44047619047619</text:p>
          </table:table-cell>
          <table:table-cell table:formula="of:=ROUND([.F41])-[.F41]" office:value-type="float" office:value="-0.440476190476191" calcext:value-type="float">
            <text:p>-0,440476190476191</text:p>
          </table:table-cell>
          <table:table-cell table:formula="of:=[.D$2]*[.E41]/ROUND([.F41])" office:value-type="float" office:value="1025" calcext:value-type="float">
            <text:p>1025</text:p>
          </table:table-cell>
        </table:table-row>
        <table:table-row table:style-name="ro1">
          <table:table-cell/>
          <table:table-cell table:formula="of:=[.A$2]*[.C42]/[.D$2]" office:value-type="float" office:value="688.8" calcext:value-type="float">
            <text:p>688,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D$2]*[.E42]/[.A$2]" office:value-type="float" office:value="2.5" calcext:value-type="float">
            <text:p>2,5</text:p>
          </table:table-cell>
          <table:table-cell table:formula="of:=ROUND([.F42])-[.F42]" office:value-type="float" office:value="0.5" calcext:value-type="float">
            <text:p>0,5</text:p>
          </table:table-cell>
          <table:table-cell table:formula="of:=[.D$2]*[.E42]/ROUND([.F42])" office:value-type="float" office:value="700" calcext:value-type="float">
            <text:p>700</text:p>
          </table:table-cell>
        </table:table-row>
        <table:table-row table:style-name="ro1">
          <table:table-cell/>
          <table:table-cell table:formula="of:=[.A$2]*[.C43]/[.D$2]" office:value-type="float" office:value="705.6" calcext:value-type="float">
            <text:p>705,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D$2]*[.E43]/[.A$2]" office:value-type="float" office:value="2.55952380952381" calcext:value-type="float">
            <text:p>2,55952380952381</text:p>
          </table:table-cell>
          <table:table-cell table:formula="of:=ROUND([.F43])-[.F43]" office:value-type="float" office:value="0.440476190476191" calcext:value-type="float">
            <text:p>0,440476190476191</text:p>
          </table:table-cell>
          <table:table-cell table:formula="of:=[.D$2]*[.E43]/ROUND([.F43])" office:value-type="float" office:value="716.666666666667" calcext:value-type="float">
            <text:p>716,666666666667</text:p>
          </table:table-cell>
        </table:table-row>
        <table:table-row table:style-name="ro1">
          <table:table-cell/>
          <table:table-cell table:formula="of:=[.A$2]*[.C44]/[.D$2]" office:value-type="float" office:value="722.4" calcext:value-type="float">
            <text:p>722,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D$2]*[.E44]/[.A$2]" office:value-type="float" office:value="2.61904761904762" calcext:value-type="float">
            <text:p>2,61904761904762</text:p>
          </table:table-cell>
          <table:table-cell table:formula="of:=ROUND([.F44])-[.F44]" office:value-type="float" office:value="0.380952380952381" calcext:value-type="float">
            <text:p>0,380952380952381</text:p>
          </table:table-cell>
          <table:table-cell table:formula="of:=[.D$2]*[.E44]/ROUND([.F44])" office:value-type="float" office:value="733.333333333333" calcext:value-type="float">
            <text:p>733,333333333333</text:p>
          </table:table-cell>
        </table:table-row>
        <table:table-row table:style-name="ro1">
          <table:table-cell/>
          <table:table-cell table:formula="of:=[.A$2]*[.C45]/[.D$2]" office:value-type="float" office:value="739.2" calcext:value-type="float">
            <text:p>739,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D$2]*[.E45]/[.A$2]" office:value-type="float" office:value="2.67857142857143" calcext:value-type="float">
            <text:p>2,67857142857143</text:p>
          </table:table-cell>
          <table:table-cell table:formula="of:=ROUND([.F45])-[.F45]" office:value-type="float" office:value="0.321428571428572" calcext:value-type="float">
            <text:p>0,321428571428572</text:p>
          </table:table-cell>
          <table:table-cell table:formula="of:=[.D$2]*[.E45]/ROUND([.F45])" office:value-type="float" office:value="750" calcext:value-type="float">
            <text:p>750</text:p>
          </table:table-cell>
        </table:table-row>
        <table:table-row table:style-name="ro1">
          <table:table-cell/>
          <table:table-cell table:formula="of:=[.A$2]*[.C46]/[.D$2]" office:value-type="float" office:value="756" calcext:value-type="float">
            <text:p>75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D$2]*[.E46]/[.A$2]" office:value-type="float" office:value="2.73809523809524" calcext:value-type="float">
            <text:p>2,73809523809524</text:p>
          </table:table-cell>
          <table:table-cell table:formula="of:=ROUND([.F46])-[.F46]" office:value-type="float" office:value="0.261904761904762" calcext:value-type="float">
            <text:p>0,261904761904762</text:p>
          </table:table-cell>
          <table:table-cell table:formula="of:=[.D$2]*[.E46]/ROUND([.F46])" office:value-type="float" office:value="766.666666666667" calcext:value-type="float">
            <text:p>766,666666666667</text:p>
          </table:table-cell>
        </table:table-row>
        <table:table-row table:style-name="ro1">
          <table:table-cell/>
          <table:table-cell table:formula="of:=[.A$2]*[.C47]/[.D$2]" office:value-type="float" office:value="772.8" calcext:value-type="float">
            <text:p>772,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D$2]*[.E47]/[.A$2]" office:value-type="float" office:value="2.79761904761905" calcext:value-type="float">
            <text:p>2,79761904761905</text:p>
          </table:table-cell>
          <table:table-cell table:formula="of:=ROUND([.F47])-[.F47]" office:value-type="float" office:value="0.202380952380953" calcext:value-type="float">
            <text:p>0,202380952380953</text:p>
          </table:table-cell>
          <table:table-cell table:formula="of:=[.D$2]*[.E47]/ROUND([.F47])" office:value-type="float" office:value="783.333333333333" calcext:value-type="float">
            <text:p>783,333333333333</text:p>
          </table:table-cell>
        </table:table-row>
        <table:table-row table:style-name="ro1">
          <table:table-cell/>
          <table:table-cell table:formula="of:=[.A$2]*[.C48]/[.D$2]" office:value-type="float" office:value="789.6" calcext:value-type="float">
            <text:p>789,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D$2]*[.E48]/[.A$2]" office:value-type="float" office:value="2.85714285714286" calcext:value-type="float">
            <text:p>2,85714285714286</text:p>
          </table:table-cell>
          <table:table-cell table:formula="of:=ROUND([.F48])-[.F48]" office:value-type="float" office:value="0.142857142857143" calcext:value-type="float">
            <text:p>0,142857142857143</text:p>
          </table:table-cell>
          <table:table-cell table:formula="of:=[.D$2]*[.E48]/ROUND([.F48])" office:value-type="float" office:value="800" calcext:value-type="float">
            <text:p>800</text:p>
          </table:table-cell>
        </table:table-row>
        <table:table-row table:style-name="ro1">
          <table:table-cell/>
          <table:table-cell table:formula="of:=[.A$2]*[.C49]/[.D$2]" office:value-type="float" office:value="806.4" calcext:value-type="float">
            <text:p>806,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D$2]*[.E49]/[.A$2]" office:value-type="float" office:value="2.91666666666667" calcext:value-type="float">
            <text:p>2,91666666666667</text:p>
          </table:table-cell>
          <table:table-cell table:formula="of:=ROUND([.F49])-[.F49]" office:value-type="float" office:value="0.0833333333333335" calcext:value-type="float">
            <text:p>0,0833333333333335</text:p>
          </table:table-cell>
          <table:table-cell table:formula="of:=[.D$2]*[.E49]/ROUND([.F49])" office:value-type="float" office:value="816.666666666667" calcext:value-type="float">
            <text:p>816,666666666667</text:p>
          </table:table-cell>
        </table:table-row>
        <table:table-row table:style-name="ro1">
          <table:table-cell/>
          <table:table-cell table:formula="of:=[.A$2]*[.C50]/[.D$2]" office:value-type="float" office:value="823.2" calcext:value-type="float">
            <text:p>823,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$2]*[.E50]/[.A$2]" office:value-type="float" office:value="2.97619047619048" calcext:value-type="float">
            <text:p>2,97619047619048</text:p>
          </table:table-cell>
          <table:table-cell table:formula="of:=ROUND([.F50])-[.F50]" office:value-type="float" office:value="0.0238095238095237" calcext:value-type="float">
            <text:p>0,0238095238095237</text:p>
          </table:table-cell>
          <table:table-cell table:formula="of:=[.D$2]*[.E50]/ROUND([.F50])" office:value-type="float" office:value="833.333333333333" calcext:value-type="float">
            <text:p>833,333333333333</text:p>
          </table:table-cell>
        </table:table-row>
        <table:table-row table:style-name="ro1">
          <table:table-cell/>
          <table:table-cell table:formula="of:=[.A$2]*[.C51]/[.D$2]" office:value-type="float" office:value="840" calcext:value-type="float">
            <text:p>8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D$2]*[.E51]/[.A$2]" office:value-type="float" office:value="3.03571428571429" calcext:value-type="float">
            <text:p>3,03571428571429</text:p>
          </table:table-cell>
          <table:table-cell table:formula="of:=ROUND([.F51])-[.F51]" office:value-type="float" office:value="-0.0357142857142856" calcext:value-type="float">
            <text:p>-0,0357142857142856</text:p>
          </table:table-cell>
          <table:table-cell table:formula="of:=[.D$2]*[.E51]/ROUND([.F51])" office:value-type="float" office:value="850" calcext:value-type="float">
            <text:p>850</text:p>
          </table:table-cell>
        </table:table-row>
        <table:table-row table:style-name="ro1">
          <table:table-cell/>
          <table:table-cell table:formula="of:=[.A$2]*[.C52]/[.D$2]" office:value-type="float" office:value="856.8" calcext:value-type="float">
            <text:p>856,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D$2]*[.E52]/[.A$2]" office:value-type="float" office:value="3.0952380952381" calcext:value-type="float">
            <text:p>3,0952380952381</text:p>
          </table:table-cell>
          <table:table-cell table:formula="of:=ROUND([.F52])-[.F52]" office:value-type="float" office:value="-0.0952380952380953" calcext:value-type="float">
            <text:p>-0,0952380952380953</text:p>
          </table:table-cell>
          <table:table-cell table:formula="of:=[.D$2]*[.E52]/ROUND([.F52])" office:value-type="float" office:value="866.666666666667" calcext:value-type="float">
            <text:p>866,666666666667</text:p>
          </table:table-cell>
        </table:table-row>
        <table:table-row table:style-name="ro1">
          <table:table-cell/>
          <table:table-cell table:formula="of:=[.A$2]*[.C53]/[.D$2]" office:value-type="float" office:value="873.6" calcext:value-type="float">
            <text:p>873,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D$2]*[.E53]/[.A$2]" office:value-type="float" office:value="3.1547619047619" calcext:value-type="float">
            <text:p>3,1547619047619</text:p>
          </table:table-cell>
          <table:table-cell table:formula="of:=ROUND([.F53])-[.F53]" office:value-type="float" office:value="-0.154761904761905" calcext:value-type="float">
            <text:p>-0,154761904761905</text:p>
          </table:table-cell>
          <table:table-cell table:formula="of:=[.D$2]*[.E53]/ROUND([.F53])" office:value-type="float" office:value="883.333333333333" calcext:value-type="float">
            <text:p>883,333333333333</text:p>
          </table:table-cell>
        </table:table-row>
        <table:table-row table:style-name="ro1">
          <table:table-cell/>
          <table:table-cell table:formula="of:=[.A$2]*[.C54]/[.D$2]" office:value-type="float" office:value="890.4" calcext:value-type="float">
            <text:p>890,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D$2]*[.E54]/[.A$2]" office:value-type="float" office:value="3.21428571428571" calcext:value-type="float">
            <text:p>3,21428571428571</text:p>
          </table:table-cell>
          <table:table-cell table:formula="of:=ROUND([.F54])-[.F54]" office:value-type="float" office:value="-0.214285714285714" calcext:value-type="float">
            <text:p>-0,214285714285714</text:p>
          </table:table-cell>
          <table:table-cell table:formula="of:=[.D$2]*[.E54]/ROUND([.F54])" office:value-type="float" office:value="900" calcext:value-type="float">
            <text:p>900</text:p>
          </table:table-cell>
        </table:table-row>
        <table:table-row table:style-name="ro1">
          <table:table-cell/>
          <table:table-cell table:formula="of:=[.A$2]*[.C55]/[.D$2]" office:value-type="float" office:value="907.2" calcext:value-type="float">
            <text:p>907,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$2]*[.E55]/[.A$2]" office:value-type="float" office:value="3.27380952380952" calcext:value-type="float">
            <text:p>3,27380952380952</text:p>
          </table:table-cell>
          <table:table-cell table:formula="of:=ROUND([.F55])-[.F55]" office:value-type="float" office:value="-0.273809523809524" calcext:value-type="float">
            <text:p>-0,273809523809524</text:p>
          </table:table-cell>
          <table:table-cell table:formula="of:=[.D$2]*[.E55]/ROUND([.F55])" office:value-type="float" office:value="916.666666666667" calcext:value-type="float">
            <text:p>916,666666666667</text:p>
          </table:table-cell>
        </table:table-row>
        <table:table-row table:style-name="ro1">
          <table:table-cell/>
          <table:table-cell table:formula="of:=[.A$2]*[.C56]/[.D$2]" office:value-type="float" office:value="924" calcext:value-type="float">
            <text:p>92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D$2]*[.E56]/[.A$2]" office:value-type="float" office:value="3.33333333333333" calcext:value-type="float">
            <text:p>3,33333333333333</text:p>
          </table:table-cell>
          <table:table-cell table:formula="of:=ROUND([.F56])-[.F56]" office:value-type="float" office:value="-0.333333333333333" calcext:value-type="float">
            <text:p>-0,333333333333333</text:p>
          </table:table-cell>
          <table:table-cell table:formula="of:=[.D$2]*[.E56]/ROUND([.F56])" office:value-type="float" office:value="933.333333333333" calcext:value-type="float">
            <text:p>933,333333333333</text:p>
          </table:table-cell>
        </table:table-row>
        <table:table-row table:style-name="ro1">
          <table:table-cell/>
          <table:table-cell table:formula="of:=[.A$2]*[.C57]/[.D$2]" office:value-type="float" office:value="940.8" calcext:value-type="float">
            <text:p>940,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D$2]*[.E57]/[.A$2]" office:value-type="float" office:value="3.39285714285714" calcext:value-type="float">
            <text:p>3,39285714285714</text:p>
          </table:table-cell>
          <table:table-cell table:formula="of:=ROUND([.F57])-[.F57]" office:value-type="float" office:value="-0.392857142857143" calcext:value-type="float">
            <text:p>-0,392857142857143</text:p>
          </table:table-cell>
          <table:table-cell table:formula="of:=[.D$2]*[.E57]/ROUND([.F57])" office:value-type="float" office:value="950" calcext:value-type="float">
            <text:p>950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D$2]*[.E58]/[.A$2]" office:value-type="float" office:value="3.45238095238095" calcext:value-type="float">
            <text:p>3,45238095238095</text:p>
          </table:table-cell>
          <table:table-cell table:formula="of:=ROUND([.F58])-[.F58]" office:value-type="float" office:value="-0.452380952380953" calcext:value-type="float">
            <text:p>-0,452380952380953</text:p>
          </table:table-cell>
          <table:table-cell table:formula="of:=[.D$2]*[.E58]/ROUND([.F58])" office:value-type="float" office:value="966.666666666667" calcext:value-type="float">
            <text:p>966,666666666667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.D$2]*[.E59]/[.A$2]" office:value-type="float" office:value="3.51190476190476" calcext:value-type="float">
            <text:p>3,51190476190476</text:p>
          </table:table-cell>
          <table:table-cell table:formula="of:=ROUND([.F59])-[.F59]" office:value-type="float" office:value="0.488095238095238" calcext:value-type="float">
            <text:p>0,488095238095238</text:p>
          </table:table-cell>
          <table:table-cell table:formula="of:=[.D$2]*[.E59]/ROUND([.F59])" office:value-type="float" office:value="737.5" calcext:value-type="float">
            <text:p>737,5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D$2]*[.E60]/[.A$2]" office:value-type="float" office:value="3.57142857142857" calcext:value-type="float">
            <text:p>3,57142857142857</text:p>
          </table:table-cell>
          <table:table-cell table:formula="of:=ROUND([.F60])-[.F60]" office:value-type="float" office:value="0.428571428571428" calcext:value-type="float">
            <text:p>0,428571428571428</text:p>
          </table:table-cell>
          <table:table-cell table:formula="of:=[.D$2]*[.E60]/ROUND([.F60])" office:value-type="float" office:value="750" calcext:value-type="float">
            <text:p>750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.D$2]*[.E61]/[.A$2]" office:value-type="float" office:value="3.63095238095238" calcext:value-type="float">
            <text:p>3,63095238095238</text:p>
          </table:table-cell>
          <table:table-cell table:formula="of:=ROUND([.F61])-[.F61]" office:value-type="float" office:value="0.369047619047619" calcext:value-type="float">
            <text:p>0,369047619047619</text:p>
          </table:table-cell>
          <table:table-cell table:formula="of:=[.D$2]*[.E61]/ROUND([.F61])" office:value-type="float" office:value="762.5" calcext:value-type="float">
            <text:p>762,5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.D$2]*[.E62]/[.A$2]" office:value-type="float" office:value="3.69047619047619" calcext:value-type="float">
            <text:p>3,69047619047619</text:p>
          </table:table-cell>
          <table:table-cell table:formula="of:=ROUND([.F62])-[.F62]" office:value-type="float" office:value="0.309523809523809" calcext:value-type="float">
            <text:p>0,309523809523809</text:p>
          </table:table-cell>
          <table:table-cell table:formula="of:=[.D$2]*[.E62]/ROUND([.F62])" office:value-type="float" office:value="775" calcext:value-type="float">
            <text:p>775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.D$2]*[.E63]/[.A$2]" office:value-type="float" office:value="3.75" calcext:value-type="float">
            <text:p>3,75</text:p>
          </table:table-cell>
          <table:table-cell table:formula="of:=ROUND([.F63])-[.F63]" office:value-type="float" office:value="0.25" calcext:value-type="float">
            <text:p>0,25</text:p>
          </table:table-cell>
          <table:table-cell table:formula="of:=[.D$2]*[.E63]/ROUND([.F63])" office:value-type="float" office:value="787.5" calcext:value-type="float">
            <text:p>787,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D$2]*[.E64]/[.A$2]" office:value-type="float" office:value="3.80952380952381" calcext:value-type="float">
            <text:p>3,80952380952381</text:p>
          </table:table-cell>
          <table:table-cell table:formula="of:=ROUND([.F64])-[.F64]" office:value-type="float" office:value="0.190476190476191" calcext:value-type="float">
            <text:p>0,190476190476191</text:p>
          </table:table-cell>
          <table:table-cell table:formula="of:=[.D$2]*[.E64]/ROUND([.F64])" office:value-type="float" office:value="800" calcext:value-type="float">
            <text:p>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3:03:20.683883594</meta:creation-date>
    <dc:date>2025-07-18T16:50:15.295964410</dc:date>
    <meta:editing-duration>PT2H43M45S</meta:editing-duration>
    <meta:editing-cycles>31</meta:editing-cycles>
    <meta:generator>LibreOffice/7.3.7.2$Linux_X86_64 LibreOffice_project/30$Build-2</meta:generator>
    <meta:document-statistic meta:table-count="2" meta:cell-count="615" meta:object-count="0"/>
  </office:meta>
</office:document-meta>
</file>